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85eda" officeooo:paragraph-rsid="00085eda"/>
    </style:style>
    <style:style style:name="P2" style:family="paragraph" style:parent-style-name="Title">
      <style:text-properties officeooo:rsid="00085eda" officeooo:paragraph-rsid="00085eda"/>
    </style:style>
    <style:style style:name="P3" style:family="paragraph" style:parent-style-name="Subtitle">
      <style:text-properties officeooo:rsid="000a1ec0" officeooo:paragraph-rsid="000a1ec0"/>
    </style:style>
    <style:style style:name="P4" style:family="paragraph" style:parent-style-name="Text_20_body">
      <style:text-properties officeooo:rsid="000a1ec0" officeooo:paragraph-rsid="000a1ec0"/>
    </style:style>
    <style:style style:name="P5" style:family="paragraph" style:parent-style-name="Title">
      <style:text-properties officeooo:rsid="000a1ec0" officeooo:paragraph-rsid="000a1ec0"/>
    </style:style>
    <style:style style:name="P6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paragraph-rsid="001b9bc0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paragraph-rsid="001e40f2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2930ce" officeooo:paragraph-rsid="002930ce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paragraph-rsid="002930ce"/>
    </style:style>
    <style:style style:name="P15" style:family="paragraph" style:parent-style-name="Text_20_body">
      <style:text-properties officeooo:rsid="000c247f" officeooo:paragraph-rsid="000c247f"/>
    </style:style>
    <style:style style:name="P16" style:family="paragraph" style:parent-style-name="Text_20_body">
      <style:text-properties fo:font-weight="bold" officeooo:rsid="0015b660" officeooo:paragraph-rsid="0015b660" style:font-weight-asian="bold" style:font-weight-complex="bold"/>
    </style:style>
    <style:style style:name="P17" style:family="paragraph" style:parent-style-name="Text_20_body">
      <style:text-properties fo:font-weight="normal" officeooo:rsid="00164b36" officeooo:paragraph-rsid="00164b36" style:font-weight-asian="normal" style:font-weight-complex="normal"/>
    </style:style>
    <style:style style:name="P18" style:family="paragraph" style:parent-style-name="Text_20_body">
      <style:text-properties fo:font-weight="normal" officeooo:rsid="00179b7f" officeooo:paragraph-rsid="00179b7f" style:font-weight-asian="normal" style:font-weight-complex="normal"/>
    </style:style>
    <style:style style:name="P19" style:family="paragraph" style:parent-style-name="Text_20_body">
      <style:text-properties officeooo:rsid="001960b0" officeooo:paragraph-rsid="001960b0"/>
    </style:style>
    <style:style style:name="P20" style:family="paragraph" style:parent-style-name="Text_20_body">
      <style:text-properties officeooo:rsid="001ac805" officeooo:paragraph-rsid="001ac805"/>
    </style:style>
    <style:style style:name="P21" style:family="paragraph" style:parent-style-name="Text_20_body">
      <style:text-properties officeooo:rsid="0024c975" officeooo:paragraph-rsid="0024c975"/>
    </style:style>
    <style:style style:name="P22" style:family="paragraph" style:parent-style-name="Text_20_body">
      <style:text-properties officeooo:paragraph-rsid="0024c975"/>
    </style:style>
    <style:style style:name="P23" style:family="paragraph" style:parent-style-name="Text_20_body">
      <style:text-properties fo:background-color="#ffff00"/>
    </style:style>
    <style:style style:name="P24" style:family="paragraph" style:parent-style-name="Text_20_body">
      <style:text-properties officeooo:rsid="002930ce" officeooo:paragraph-rsid="002930ce"/>
    </style:style>
    <style:style style:name="P25" style:family="paragraph" style:parent-style-name="Text_20_body">
      <style:text-properties officeooo:rsid="002a17c7" officeooo:paragraph-rsid="002a17c7"/>
    </style:style>
    <style:style style:name="P26" style:family="paragraph" style:parent-style-name="Text_20_body">
      <style:text-properties officeooo:rsid="002c0257" officeooo:paragraph-rsid="002c0257"/>
    </style:style>
    <style:style style:name="T1" style:family="text">
      <style:text-properties officeooo:rsid="000ddbd8"/>
    </style:style>
    <style:style style:name="T2" style:family="text">
      <style:text-properties officeooo:rsid="000fc1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c975" style:font-weight-asian="bold" style:font-weight-complex="bold"/>
    </style:style>
    <style:style style:name="T5" style:family="text">
      <style:text-properties fo:font-weight="bold" officeooo:rsid="002c0257" style:font-weight-asian="bold" style:font-weight-complex="bold"/>
    </style:style>
    <style:style style:name="T6" style:family="text">
      <style:text-properties officeooo:rsid="00179b7f"/>
    </style:style>
    <style:style style:name="T7" style:family="text">
      <style:text-properties officeooo:rsid="001b9bc0"/>
    </style:style>
    <style:style style:name="T8" style:family="text">
      <style:text-properties fo:font-style="italic"/>
    </style:style>
    <style:style style:name="T9" style:family="text">
      <style:text-properties fo:font-style="italic" officeooo:rsid="001b9bc0"/>
    </style:style>
    <style:style style:name="T10" style:family="text">
      <style:text-properties fo:font-style="italic" officeooo:rsid="001e40f2"/>
    </style:style>
    <style:style style:name="T11" style:family="text">
      <style:text-properties officeooo:rsid="001e40f2"/>
    </style:style>
    <style:style style:name="T12" style:family="text">
      <style:text-properties officeooo:rsid="001f95e0"/>
    </style:style>
    <style:style style:name="T13" style:family="text">
      <style:text-properties officeooo:rsid="0024c975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4c975" style:font-weight-asian="normal" style:font-weight-complex="normal"/>
    </style:style>
    <style:style style:name="T16" style:family="text">
      <style:text-properties fo:font-weight="normal" officeooo:rsid="0025fc3f" style:font-weight-asian="normal" style:font-weight-complex="normal"/>
    </style:style>
    <style:style style:name="T17" style:family="text">
      <style:text-properties fo:font-weight="normal" officeooo:rsid="002c0257" style:font-weight-asian="normal" style:font-weight-complex="normal"/>
    </style:style>
    <style:style style:name="T18" style:family="text">
      <style:text-properties fo:font-weight="normal" officeooo:rsid="002ee7e4" style:font-weight-asian="normal" style:font-weight-complex="normal"/>
    </style:style>
    <style:style style:name="T19" style:family="text">
      <style:text-properties officeooo:rsid="0027e40b"/>
    </style:style>
    <style:style style:name="T20" style:family="text">
      <style:text-properties officeooo:rsid="002930ce"/>
    </style:style>
    <style:style style:name="T21" style:family="text">
      <style:text-properties officeooo:rsid="002dab9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YSOKÉ UČENÍ TECHNICKÉ V BRNĚ</text:p>
      <text:p text:style-name="P1">FAKULTA INFORMAČNÍCH TECHNOLOGIÍ</text:p>
      <text:p text:style-name="P3">Microprocesorové a vestavěné systémy</text:p>
      <text:p text:style-name="P3">Dokumentace k projektu</text:p>
      <text:p text:style-name="P5">Zabezpečovací systém s detekcí pohybu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9">Obsah</text:p>
          </text:index-title>
          <text:p text:style-name="P6"><text:a xlink:type="simple" xlink:href="#__RefHeading___Toc2_1017429765" text:style-name="Index_20_Link" text:visited-style-name="Index_20_Link">1. Úvod<text:tab/>3</text:a></text:p>
          <text:p text:style-name="P6"><text:a xlink:type="simple" xlink:href="#__RefHeading___Toc63_221486960" text:style-name="Index_20_Link" text:visited-style-name="Index_20_Link">2. Prezentační video<text:tab/>3</text:a></text:p>
          <text:p text:style-name="P6"><text:a xlink:type="simple" xlink:href="#__RefHeading___Toc4_1017429765" text:style-name="Index_20_Link" text:visited-style-name="Index_20_Link">3. Zapojení<text:tab/>3</text:a></text:p>
          <text:p text:style-name="P6"><text:a xlink:type="simple" xlink:href="#__RefHeading___Toc6_1017429765" text:style-name="Index_20_Link" text:visited-style-name="Index_20_Link">4. Implementace<text:tab/>3</text:a></text:p>
          <text:p text:style-name="P7"><text:a xlink:type="simple" xlink:href="#__RefHeading___Toc65_221486960" text:style-name="Index_20_Link" text:visited-style-name="Index_20_Link">4.1 Rozdělení do souborů<text:tab/>3</text:a></text:p>
          <text:p text:style-name="P7"><text:a xlink:type="simple" xlink:href="#__RefHeading___Toc67_221486960" text:style-name="Index_20_Link" text:visited-style-name="Index_20_Link">4.2 Inicializace<text:tab/>4</text:a></text:p>
          <text:p text:style-name="P8"><text:a xlink:type="simple" xlink:href="#__RefHeading___Toc69_221486960" text:style-name="Index_20_Link" text:visited-style-name="Index_20_Link">4.2.1 Inicializace kamery<text:tab/>4</text:a></text:p>
          <text:p text:style-name="P8"><text:a xlink:type="simple" xlink:href="#__RefHeading___Toc71_221486960" text:style-name="Index_20_Link" text:visited-style-name="Index_20_Link">4.2.2 Inicializace SD karty<text:tab/>4</text:a></text:p>
          <text:p text:style-name="P8"><text:a xlink:type="simple" xlink:href="#__RefHeading___Toc73_221486960" text:style-name="Index_20_Link" text:visited-style-name="Index_20_Link">4.2.3 Inicializace WebServeru<text:tab/>4</text:a></text:p>
          <text:p text:style-name="P7"><text:a xlink:type="simple" xlink:href="#__RefHeading___Toc75_221486960" text:style-name="Index_20_Link" text:visited-style-name="Index_20_Link">4.3 Pořizování snímků<text:tab/>4</text:a></text:p>
          <text:p text:style-name="P7"><text:a xlink:type="simple" xlink:href="#__RefHeading___Toc77_221486960" text:style-name="Index_20_Link" text:visited-style-name="Index_20_Link">4.4 WebServer<text:tab/>4</text:a></text:p>
          <text:p text:style-name="P7"><text:a xlink:type="simple" xlink:href="#__RefHeading___Toc79_221486960" text:style-name="Index_20_Link" text:visited-style-name="Index_20_Link">4.5 Snímání čidla<text:tab/>4</text:a></text:p>
          <text:p text:style-name="P6"><text:a xlink:type="simple" xlink:href="#__RefHeading___Toc8_1017429765" text:style-name="Index_20_Link" text:visited-style-name="Index_20_Link">5. Závěr<text:tab/>4</text:a></text:p>
          <text:p text:style-name="P6"><text:a xlink:type="simple" xlink:href="#__RefHeading___Toc81_221486960" text:style-name="Index_20_Link" text:visited-style-name="Index_20_Link">6. Zdroje<text:tab/>5</text:a></text:p>
        </text:index-body>
      </text:table-of-content>
      <text:p text:style-name="P4"/>
      <text:h text:style-name="P10" text:outline-level="1"><text:bookmark-start text:name="__RefHeading___Toc2_1017429765"/>1. Úvod<text:bookmark-end text:name="__RefHeading___Toc2_1017429765"/></text:h>
      <text:p text:style-name="P15">Cílem projektu je naprogramovat “Zabezpečovací zařízení” pomocí ESP32-CAM a pohybového čidla PIR, kdy bude možné na dálku se připojit k výslednému zařízení a prohlédnout si pomocí webového prohlížeče zachycené fotografie, případně pořídit novou fotografii. </text:p>
      <text:h text:style-name="Heading_20_1" text:outline-level="1"><text:bookmark-start text:name="__RefHeading___Toc63_221486960"/>2. Prezentační video<text:bookmark-end text:name="__RefHeading___Toc63_221486960"/></text:h>
      <text:h text:style-name="Heading_20_1" text:outline-level="1"><text:bookmark-start text:name="__RefHeading___Toc4_1017429765"/><text:span text:style-name="T1">3</text:span>. <text:span text:style-name="T2">Zapojení</text:span><text:bookmark-end text:name="__RefHeading___Toc4_1017429765"/></text:h>
      <text:h text:style-name="Heading_20_1" text:outline-level="1"><text:bookmark-start text:name="__RefHeading___Toc6_1017429765"/><text:span text:style-name="T1">4</text:span>. Implementace<text:bookmark-end text:name="__RefHeading___Toc6_1017429765"/></text:h>
      <text:p text:style-name="P19">K implementaci je použito <text:span text:style-name="T21">frameworku</text:span> Arduin<text:span text:style-name="T21">o</text:span> a vyvíjeno v prostředí Platformio.</text:p>
      <text:p text:style-name="P20">Při implementaci bylo využito k inspiraci již existujících projektů [ <text:span text:style-name="T12">2, 3 </text:span>] jako částečné základní kostry, které následně byli rozšířeny a upraveny pro potřeby <text:span text:style-name="T7">projektu.</text:span></text:p>
      <text:h text:style-name="Heading_20_2" text:outline-level="2"><text:bookmark-start text:name="__RefHeading___Toc65_221486960"/>4.1 Rozdělení do souborů<text:bookmark-end text:name="__RefHeading___Toc65_221486960"/></text:h>
      <text:p text:style-name="P16">ESP32_security_system.hpp </text:p>
      <text:p text:style-name="P17">Obsahuje deklarace funkcí a externy globálních proměnných, používaných napříč programem.</text:p>
      <text:p text:style-name="P16">handleClient.cpp</text:p>
      <text:p text:style-name="P17">Obsahuje funkce pro komunikaci s uživatelem skrz webserver.</text:p>
      <text:p text:style-name="P16">main.cpp</text:p>
      <text:p text:style-name="P17">Obsahuje funkce <text:span text:style-name="T3">setup</text:span> a <text:span text:style-name="T3">loop </text:span>jako základ každého Arduino based programu.</text:p>
      <text:p text:style-name="P16">pictureNumberManipulation.cpp</text:p>
      <text:p text:style-name="P17">Obsahuje funkce <text:span text:style-name="T6">pro načítání a ukládání počtu fotek uložených na SD kartě</text:span></text:p>
      <text:p text:style-name="P16">setupCamera.cpp</text:p>
      <text:p text:style-name="P18">Obsahuje funkce pro počáteční nastavení kamery</text:p>
      <text:p text:style-name="P16">setupSDcard.cpp</text:p>
      <text:p text:style-name="P18">obsahuje funkce pro počáteční nastavení SD karty a načtení počtu fotek</text:p>
      <text:p text:style-name="P16">takeAPhoto.cpp</text:p>
      <text:p text:style-name="P18">Obsahuje funkce pro pořízení fotografie a následné uložení na SD kartě</text:p>
      <text:h text:style-name="Heading_20_2" text:outline-level="2"><text:bookmark-start text:name="__RefHeading___Toc67_221486960"/><text:soft-page-break/>4.2 Inicializace<text:bookmark-end text:name="__RefHeading___Toc67_221486960"/></text:h>
      <text:p text:style-name="P21">Při použití Arduino frameworku, inicializace desky probíhá ve funkci <text:span text:style-name="T3">setup</text:span><text:span text:style-name="T14"> kde se postupně nastaví porty pro správnou komunikaci s periferiemi a připadně dalšími zařízeními.</text:span></text:p>
      <text:h text:style-name="Heading_20_3" text:outline-level="3"><text:bookmark-start text:name="__RefHeading___Toc69_221486960"/>4.2.1 Inicializace kamery<text:bookmark-end text:name="__RefHeading___Toc69_221486960"/></text:h>
      <text:p text:style-name="P21">Inicializace probíhá ve funkci <text:span text:style-name="T3">setupCamera</text:span><text:span text:style-name="T14">, kde se nastaví piny pro komunikaci s kamerou, následná samotná inicializace kamery probýhá pomocí knihovní funkce </text:span><text:span text:style-name="T3">esp_camera_init</text:span><text:span text:style-name="T14">. Pokud selže inicializace kamery, celý proces se ukončí.</text:span></text:p>
      <text:h text:style-name="Heading_20_3" text:outline-level="3"><text:bookmark-start text:name="__RefHeading___Toc71_221486960"/>4.2.2 Inicializace SD karty<text:bookmark-end text:name="__RefHeading___Toc71_221486960"/></text:h>
      <text:p text:style-name="P22"><text:span text:style-name="T13">Probíhá v </text:span><text:span text:style-name="T4">setupSDcard</text:span><text:span text:style-name="T15">, kde se ověří že je karta v zařízení, pokud není, celý proces inicializace se ukončí. </text:span><text:span text:style-name="T16">Zároveň zde probíhá načtení počtu obrázků na SD kartě.</text:span></text:p>
      <text:h text:style-name="Heading_20_3" text:outline-level="3"><text:bookmark-start text:name="__RefHeading___Toc73_221486960"/>4.2.3 Inicializace WebServeru<text:bookmark-end text:name="__RefHeading___Toc73_221486960"/></text:h>
      <text:p text:style-name="P23">// <text:span text:style-name="T19">TODO: presunout inicializaci do samostatneho modulu</text:span></text:p>
      <text:h text:style-name="Heading_20_2" text:outline-level="2"><text:bookmark-start text:name="__RefHeading___Toc75_221486960"/>4.3 Pořizování snímků<text:bookmark-end text:name="__RefHeading___Toc75_221486960"/></text:h>
      <text:p text:style-name="P24">Probíhá ve funkci <text:span text:style-name="T3">takeAPhoto</text:span><text:span text:style-name="T14">, kde se volá knihovní funkce pro pořízení fotografie </text:span><text:span text:style-name="T3">esp_camera_fb_get</text:span><text:span text:style-name="T14">, která vrácí ukazatel na camera buffer, kde se nachází data ke snímku. Následně je snímek uložen na SD kartu. Z důvodu bugu v samotné knihovně vrací funkce </text:span><text:span text:style-name="T3">esp_camera_fb_get</text:span><text:span text:style-name="T14"> buffer na snímek o jedna stařší [5], a proto musí být volán 2x rychle za sebou.</text:span></text:p>
      <text:h text:style-name="Heading_20_2" text:outline-level="2"><text:bookmark-start text:name="__RefHeading___Toc77_221486960"/>4.4 WebServer<text:bookmark-end text:name="__RefHeading___Toc77_221486960"/></text:h>
      <text:p text:style-name="P25">Poté, co se připojí zařízení a zadá předem danou IP adresu ve vyhledávači, vrátí ESP32 uživateli webovou stránku, kde lze prohlížet zaznamenané fotografie nebo nechat vyfotit novou fotografii.</text:p>
      <text:p text:style-name="P25">O toto se stará funkce <text:span text:style-name="T5">handleClient</text:span><text:span text:style-name="T17">. Tato funkce zpracovává příchozí GET žádosti a odesílá zpět dané požadavky.</text:span></text:p>
      <text:p text:style-name="P26"><text:span text:style-name="T17">J</text:span><text:span text:style-name="T14">ednou z nejdůležitějších funkcí které jsou volány je </text:span><text:span text:style-name="T3">sendPicture</text:span><text:span text:style-name="T14">, která odesílá clientovi </text:span><text:span text:style-name="T18">obrázky, které načte na SD kartě.</text:span></text:p>
      <text:h text:style-name="Heading_20_2" text:outline-level="2"><text:bookmark-start text:name="__RefHeading___Toc79_221486960"/>4.5 Snímání čidla<text:bookmark-end text:name="__RefHeading___Toc79_221486960"/></text:h>
      <text:p text:style-name="P23">// <text:span text:style-name="T21">TODO: dokoncit snimani čidlem</text:span></text:p>
      <text:h text:style-name="Heading_20_1" text:outline-level="1"><text:bookmark-start text:name="__RefHeading___Toc8_1017429765"/><text:span text:style-name="T1">5</text:span>. Závěr<text:bookmark-end text:name="__RefHeading___Toc8_1017429765"/></text:h>
      <text:p text:style-name="P23">// <text:span text:style-name="T21">TODO: dokončit zavěr</text:span></text:p>
      <text:h text:style-name="Heading_20_1" text:outline-level="1"><text:bookmark-start text:name="__RefHeading___Toc81_221486960"/><text:soft-page-break/>6. Zdroje<text:bookmark-end text:name="__RefHeading___Toc81_221486960"/></text:h>
      <text:p text:style-name="P12"><text:span text:style-name="T9">[</text:span><text:span text:style-name="T10">1</text:span><text:span text:style-name="T9">] Š - ESP32: Zabezpečovací systém s detekcí pohybu. Online. Dostupné z: </text:span><text:a xlink:type="simple" xlink:href="https://www.vut.cz/studis/student.phtml?script_name=zadani_detail&amp;apid=281143&amp;zid=58236" text:style-name="Internet_20_link" text:visited-style-name="Visited_20_Internet_20_Link"><text:span text:style-name="T9">https://www.vut.cz/studis/student.phtml?script_name=zadani_detail&amp;apid=281143&amp;zid=58236</text:span></text:a><text:span text:style-name="T9">. [cit. 2024-12-12].</text:span></text:p>
      <text:p text:style-name="P11"><text:span text:style-name="T9">[</text:span><text:span text:style-name="T10">2</text:span><text:span text:style-name="T9">] </text:span><text:span text:style-name="T8">ESP32-CAM Take Photo and Save to MicroSD Card</text:span>. Online. Dostupné z: <text:a xlink:type="simple" xlink:href="https://randomnerdtutorials.com/esp32-cam-take-photo-save-microsd-card/" text:style-name="Internet_20_link" text:visited-style-name="Visited_20_Internet_20_Link">https://randomnerdtutorials.com/esp32-cam-take-photo-save-microsd-card/</text:a>. [cit. 2024-12-12].</text:p>
      <text:p text:style-name="P11"><text:span text:style-name="T7">[</text:span><text:span text:style-name="T11">3</text:span><text:span text:style-name="T7">] </text:span><text:span text:style-name="T8">How to Set an ESP32 Access Point (AP) for Web Server</text:span>. Online. Dostupné z: <text:a xlink:type="simple" xlink:href="https://randomnerdtutorials.com/esp32-access-point-ap-web-server/" text:style-name="Internet_20_link" text:visited-style-name="Visited_20_Internet_20_Link">https://randomnerdtutorials.com/esp32-access-point-ap-web-server/</text:a>. [cit. 2024-12-12].</text:p>
      <text:p text:style-name="P11"><text:span text:style-name="T7">[</text:span><text:span text:style-name="T11">4</text:span><text:span text:style-name="T7">] </text:span><text:span text:style-name="T8">ESP32-CAM 2.4GHz WiFi+Bluetooth Modul</text:span>. Online. Dostupné z: <text:a xlink:type="simple" xlink:href="https://www.laskakit.cz/ai-thinker-esp32-cam-2-4ghz-wifi-bluetooth-modul/#relatedFiles" text:style-name="Internet_20_link" text:visited-style-name="Visited_20_Internet_20_Link">https://www.laskakit.cz/ai-thinker-esp32-cam-2-4ghz-wifi-bluetooth-modul/#relatedFiles</text:a>. [cit. 2024-12-12].</text:p>
      <text:p text:style-name="P14"><text:span text:style-name="T20">[5] </text:span><text:span text:style-name="T8">Esp32 cam takes old image</text:span>. Online. 2021. Dostupné z: <text:a xlink:type="simple" xlink:href="https://www.esp32.com/viewtopic.php?t=24566" text:style-name="Internet_20_link" text:visited-style-name="Visited_20_Internet_20_Link">https://www.esp32.com/viewtopic.php?t=24566</text:a>. [cit. 2024-12-12]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5:04:51.279846612</meta:creation-date>
    <dc:date>2024-12-12T20:23:10.653607450</dc:date>
    <meta:editing-duration>PT6H48M25S</meta:editing-duration>
    <meta:editing-cycles>29</meta:editing-cycles>
    <meta:generator>LibreOffice/24.2.6.2$Linux_X86_64 LibreOffice_project/420$Build-2</meta:generator>
    <meta:document-statistic meta:table-count="0" meta:image-count="0" meta:object-count="0" meta:page-count="5" meta:paragraph-count="66" meta:word-count="545" meta:character-count="4029" meta:non-whitespace-character-count="3548"/>
  </office:meta>
</office:document-meta>
</file>